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048cm" svg:height="0.645cm" svg:x="6.666cm" svg:y="1cm">
          <draw:text-box>
            <text:p><text:span text:style-name="T1">суд</text:span></text:p>
          </draw:text-box>
        </draw:frame>
        <draw:frame draw:style-name="gr2" draw:text-style-name="P2" draw:layer="layout" svg:width="4.79cm" svg:height="0.645cm" svg:x="4.921cm" svg:y="0.355cm">
          <draw:text-box>
            <text:p><text:span text:style-name="T1">Хамовнический суд Линча</text:span></text:p>
          </draw:text-box>
        </draw:frame>
        <draw:frame draw:style-name="gr1" draw:text-style-name="P1" draw:layer="layout" svg:width="3.042cm" svg:height="1.039cm" svg:x="4.012cm" svg:y="2.248cm">
          <draw:text-box>
            <text:p text:style-name="P3"><text:span text:style-name="T2">A</text:span></text:p>
            <text:p><text:span text:style-name="T1">Хамовнический</text:span></text:p>
          </draw:text-box>
        </draw:frame>
        <draw:line draw:style-name="gr3" draw:text-style-name="P3" draw:layer="layout" svg:x1="7.059cm" svg:y1="1.571cm" svg:x2="5.583cm" svg:y2="2.285cm">
          <text:p/>
        </draw:line>
        <draw:line draw:style-name="gr3" draw:text-style-name="P3" draw:layer="layout" svg:x1="8.514cm" svg:y1="2.27cm" svg:x2="7.038cm" svg:y2="1.556cm">
          <text:p/>
        </draw:line>
        <draw:frame draw:style-name="gr4" draw:text-style-name="P4" draw:layer="layout" svg:width="1.823cm" svg:height="1.514cm" svg:x="7.399cm" svg:y="2.274cm">
          <draw:text-box>
            <text:p text:style-name="P3"><text:span text:style-name="T3"><text:s text:c="8"/></text:span><text:span text:style-name="T3">A <text:s/></text:span></text:p>
            <text:p text:style-name="P3"><text:span text:style-name="T4"/></text:p>
            <text:p text:style-name="P3"><text:span text:style-name="T1">O</text:span></text:p>
            <text:p text:style-name="P3"><text:span text:style-name="T1">Линч <text:s/>-а</text:span></text:p>
          </draw:text-box>
        </draw:frame>
        <draw:line draw:style-name="gr3" draw:text-style-name="P3" draw:layer="layout" svg:x1="7.746cm" svg:y1="2.859cm" svg:x2="9.246cm" svg:y2="2.859cm">
          <text:p/>
        </draw:line>
        <draw:line draw:style-name="gr3" draw:text-style-name="P3" draw:layer="layout" svg:x1="8.547cm" svg:y1="3.646cm" svg:x2="8.546cm" svg:y2="2.859cm">
          <text:p/>
        </draw:line>
        <draw:line draw:style-name="gr3" draw:text-style-name="P3" draw:layer="layout" svg:x1="8.746cm" svg:y1="3.859cm" svg:x2="8.526cm" svg:y2="3.647cm">
          <text:p/>
        </draw:line>
        <draw:line draw:style-name="gr3" draw:text-style-name="P3" draw:layer="layout" svg:x1="9.251cm" svg:y1="2.847cm" svg:x2="9.346cm" svg:y2="2.733cm">
          <text:p/>
        </draw:line>
        <draw:line draw:style-name="gr3" draw:text-style-name="P3" draw:layer="layout" svg:x1="7.652cm" svg:y1="2.947cm" svg:x2="7.747cm" svg:y2="2.8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6:59:40</dc:date>
    <dc:creator>artur </dc:creator>
    <meta:editing-duration>PT08H50M45S</meta:editing-duration>
    <meta:editing-cycles>1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"/>
  </office:meta>
</office:document-meta>
</file>